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2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9"/>
        <table:table-column table:style-name="co4" table:default-cell-style-name="ce12"/>
        <table:table-column table:style-name="co2" table:number-columns-repeated="4" table:default-cell-style-name="Default"/>
        <table:table-column table:style-name="co2" table:default-cell-style-name="ce15"/>
        <table:table-column table:style-name="co4" table:default-cell-style-name="ce12"/>
        <table:table-column table:style-name="co2" table:number-columns-repeated="2" table:default-cell-style-name="ce5"/>
        <table:table-column table:style-name="co2" table:default-cell-style-name="ce15"/>
        <table:table-column table:style-name="co4" table:default-cell-style-name="ce12"/>
        <table:table-column table:style-name="co5" table:default-cell-style-name="ce18"/>
        <table:table-column table:style-name="co6" table:default-cell-style-name="ce6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office:value-type="string">
            <text:p>Lab Final</text:p>
          </table:table-cell>
          <table:table-cell table:style-name="ce11"/>
          <table:table-cell table:style-name="ce4" office:value-type="string">
            <text:p>E1</text:p>
          </table:table-cell>
          <table:table-cell table:style-name="ce4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SW EC</text:p>
          </table:table-cell>
          <table:table-cell table:style-name="ce9" office:value-type="string">
            <text:p>CP Final</text:p>
          </table:table-cell>
          <table:table-cell table:style-name="ce11"/>
          <table:table-cell table:style-name="ce4" office:value-type="string">
            <text:p>FPD</text:p>
          </table:table-cell>
          <table:table-cell table:style-name="ce4" office:value-type="string">
            <text:p>FP</text:p>
          </table:table-cell>
          <table:table-cell table:style-name="ce16" office:value-type="string">
            <text:p>FP Final</text:p>
          </table:table-cell>
          <table:table-cell table:style-name="ce11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2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formula="of:=(SUM(VLOOKUP([.B2]; [.$AE$2:.$AF$14]; 2; 0); VLOOKUP([.C2]; [.$AE$2:.$AF$14]; 2; 0); VLOOKUP([.D2]; [.$AE$2:.$AF$14]; 2; 0); VLOOKUP([.E2]; [.$AE$2:.$AF$14]; 2; 0); VLOOKUP([.F2]; [.$AE$2:.$AF$14]; 2; 0); VLOOKUP([.G2]; [.$AE$2:.$AF$14]; 2; 0); VLOOKUP([.H2]; [.$AE$2:.$AF$14]; 2; 0); VLOOKUP([.I2]; [.$AE$2:.$AF$14]; 2; 0))) / 800 * 0.3" office:value-type="float" office:value="0.279375">
            <text:p>0.27938</text:p>
          </table:table-cell>
          <table:table-cell/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14" table:formula="of:=(([.L2] / 50)*0.15 + ([.M2] / 50)*0.15 + ([.N2] / 100)*0.2)" office:value-type="float" office:value="0.43">
            <text:p>0.43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]; [.$AE$2:.$AF$14]; 2; 0);  SUM(VLOOKUP([.R2]; [.$AE$2:.$AF$14]; 2; 0) ))) + ([.S2])  ) / (100 + 100 + 30)) * 0.05" office:value-type="float" office:value="0.0391304347826087">
            <text:p>0.03913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 table:formula="of:=(SUM(VLOOKUP([.W2]; [.$AE$2:.$AF$14]; 2; 0); VLOOKUP([.X2]; [.$AE$2:.$AF$14]; 2; 0))) / 200 * 0.15" office:value-type="float" office:value="0.1365">
            <text:p>0.13650</text:p>
          </table:table-cell>
          <table:table-cell/>
          <table:table-cell table:style-name="ce17"/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formula="of:=(SUM(VLOOKUP([.B3]; [.$AE$2:.$AF$14]; 2; 0); VLOOKUP([.C3]; [.$AE$2:.$AF$14]; 2; 0); VLOOKUP([.D3]; [.$AE$2:.$AF$14]; 2; 0); VLOOKUP([.E3]; [.$AE$2:.$AF$14]; 2; 0); VLOOKUP([.F3]; [.$AE$2:.$AF$14]; 2; 0); VLOOKUP([.G3]; [.$AE$2:.$AF$14]; 2; 0); VLOOKUP([.H3]; [.$AE$2:.$AF$14]; 2; 0); VLOOKUP([.I3]; [.$AE$2:.$AF$14]; 2; 0))) / 800 * 0.3" office:value-type="float" office:value="0.239625">
            <text:p>0.23963</text:p>
          </table:table-cell>
          <table:table-cell/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style-name="ce5" office:value-type="float" office:value="70">
            <text:p>70</text:p>
          </table:table-cell>
          <table:table-cell table:style-name="ce14" table:formula="of:=(([.L3] / 50)*0.15 + ([.M3] / 50)*0.15 + ([.N3] / 100)*0.2)" office:value-type="float" office:value="0.359">
            <text:p>0.359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3]; [.$AE$2:.$AF$14]; 2; 0);  SUM(VLOOKUP([.R3]; [.$AE$2:.$AF$14]; 2; 0) ))) + ([.S3])  ) / (100 + 100 + 30)) * 0.05" office:value-type="float" office:value="0.0460869565217391">
            <text:p>0.04609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3]; [.$AE$2:.$AF$14]; 2; 0); VLOOKUP([.X3]; [.$AE$2:.$AF$14]; 2; 0))) / 200 * 0.15" office:value-type="float" office:value="0.144">
            <text:p>0.14400</text:p>
          </table:table-cell>
          <table:table-cell/>
          <table:table-cell table:style-name="ce17"/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8" office:value-type="string">
            <text:p>C-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table:formula="of:=(SUM(VLOOKUP([.B4]; [.$AE$2:.$AF$14]; 2; 0); VLOOKUP([.C4]; [.$AE$2:.$AF$14]; 2; 0); VLOOKUP([.D4]; [.$AE$2:.$AF$14]; 2; 0); VLOOKUP([.E4]; [.$AE$2:.$AF$14]; 2; 0); VLOOKUP([.F4]; [.$AE$2:.$AF$14]; 2; 0); VLOOKUP([.G4]; [.$AE$2:.$AF$14]; 2; 0); VLOOKUP([.H4]; [.$AE$2:.$AF$14]; 2; 0); VLOOKUP([.I4]; [.$AE$2:.$AF$14]; 2; 0))) / 800 * 0.3" office:value-type="float" office:value="0.190125">
            <text:p>0.19013</text:p>
          </table:table-cell>
          <table:table-cell/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style-name="ce5" office:value-type="float" office:value="72">
            <text:p>72</text:p>
          </table:table-cell>
          <table:table-cell table:style-name="ce14" table:formula="of:=(([.L4] / 50)*0.15 + ([.M4] / 50)*0.15 + ([.N4] / 100)*0.2)" office:value-type="float" office:value="0.393">
            <text:p>0.393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4]; [.$AE$2:.$AF$14]; 2; 0);  SUM(VLOOKUP([.R4]; [.$AE$2:.$AF$14]; 2; 0) ))) + ([.S4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4]; [.$AE$2:.$AF$14]; 2; 0); VLOOKUP([.X4]; [.$AE$2:.$AF$14]; 2; 0))) / 200 * 0.15" office:value-type="float" office:value="0.144">
            <text:p>0.14400</text:p>
          </table:table-cell>
          <table:table-cell/>
          <table:table-cell table:style-name="ce17"/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Default"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table:style-name="Default" office:value-type="string">
            <text:p>B+</text:p>
          </table:table-cell>
          <table:table-cell table:style-name="ce24"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formula="of:=(SUM(VLOOKUP([.B5]; [.$AE$2:.$AF$14]; 2; 0); VLOOKUP([.C5]; [.$AE$2:.$AF$14]; 2; 0); VLOOKUP([.D5]; [.$AE$2:.$AF$14]; 2; 0); VLOOKUP([.E5]; [.$AE$2:.$AF$14]; 2; 0); VLOOKUP([.F5]; [.$AE$2:.$AF$14]; 2; 0); VLOOKUP([.G5]; [.$AE$2:.$AF$14]; 2; 0); VLOOKUP([.H5]; [.$AE$2:.$AF$14]; 2; 0); VLOOKUP([.I5]; [.$AE$2:.$AF$14]; 2; 0))) / 800 * 0.3" office:value-type="float" office:value="0.2685">
            <text:p>0.26850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5" office:value-type="float" office:value="88">
            <text:p>88</text:p>
          </table:table-cell>
          <table:table-cell table:style-name="ce14" table:formula="of:=(([.L5] / 50)*0.15 + ([.M5] / 50)*0.15 + ([.N5] / 100)*0.2)" office:value-type="float" office:value="0.425">
            <text:p>0.425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5]; [.$AE$2:.$AF$14]; 2; 0);  SUM(VLOOKUP([.R5]; [.$AE$2:.$AF$14]; 2; 0) ))) + ([.S5])  ) / (100 + 100 + 30)) * 0.05" office:value-type="float" office:value="0.0428260869565217">
            <text:p>0.04283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5]; [.$AE$2:.$AF$14]; 2; 0); VLOOKUP([.X5]; [.$AE$2:.$AF$14]; 2; 0))) / 200 * 0.15" office:value-type="float" office:value="0.14175">
            <text:p>0.14175</text:p>
          </table:table-cell>
          <table:table-cell/>
          <table:table-cell table:style-name="ce17"/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formula="of:=(SUM(VLOOKUP([.B6]; [.$AE$2:.$AF$14]; 2; 0); VLOOKUP([.C6]; [.$AE$2:.$AF$14]; 2; 0); VLOOKUP([.D6]; [.$AE$2:.$AF$14]; 2; 0); VLOOKUP([.E6]; [.$AE$2:.$AF$14]; 2; 0); VLOOKUP([.F6]; [.$AE$2:.$AF$14]; 2; 0); VLOOKUP([.G6]; [.$AE$2:.$AF$14]; 2; 0); VLOOKUP([.H6]; [.$AE$2:.$AF$14]; 2; 0); VLOOKUP([.I6]; [.$AE$2:.$AF$14]; 2; 0))) / 800 * 0.3" office:value-type="float" office:value="0.28425">
            <text:p>0.28425</text:p>
          </table:table-cell>
          <table:table-cell/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table:style-name="ce5" office:value-type="float" office:value="89">
            <text:p>89</text:p>
          </table:table-cell>
          <table:table-cell table:style-name="ce14" table:formula="of:=(([.L6] / 50)*0.15 + ([.M6] / 50)*0.15 + ([.N6] / 100)*0.2)" office:value-type="float" office:value="0.451">
            <text:p>0.451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6]; [.$AE$2:.$AF$14]; 2; 0);  SUM(VLOOKUP([.R6]; [.$AE$2:.$AF$14]; 2; 0) ))) + ([.S6])  ) / (100 + 100 + 30)) * 0.05" office:value-type="float" office:value="0.0445652173913043">
            <text:p>0.04457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 table:formula="of:=(SUM(VLOOKUP([.W6]; [.$AE$2:.$AF$14]; 2; 0); VLOOKUP([.X6]; [.$AE$2:.$AF$14]; 2; 0))) / 200 * 0.15" office:value-type="float" office:value="0.1365">
            <text:p>0.13650</text:p>
          </table:table-cell>
          <table:table-cell/>
          <table:table-cell table:style-name="ce17"/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Jacob Hanko</text:p>
          </table:table-cell>
          <table:table-cell table:number-columns-repeated="8" office:value-type="string">
            <text:p>A</text:p>
          </table:table-cell>
          <table:table-cell table:formula="of:=(SUM(VLOOKUP([.B7]; [.$AE$2:.$AF$14]; 2; 0); VLOOKUP([.C7]; [.$AE$2:.$AF$14]; 2; 0); VLOOKUP([.D7]; [.$AE$2:.$AF$14]; 2; 0); VLOOKUP([.E7]; [.$AE$2:.$AF$14]; 2; 0); VLOOKUP([.F7]; [.$AE$2:.$AF$14]; 2; 0); VLOOKUP([.G7]; [.$AE$2:.$AF$14]; 2; 0); VLOOKUP([.H7]; [.$AE$2:.$AF$14]; 2; 0); VLOOKUP([.I7]; [.$AE$2:.$AF$14]; 2; 0))) / 800 * 0.3" office:value-type="float" office:value="0.288">
            <text:p>0.28800</text:p>
          </table:table-cell>
          <table:table-cell/>
          <table:table-cell table:number-columns-repeated="2" office:value-type="float" office:value="47">
            <text:p>47</text:p>
          </table:table-cell>
          <table:table-cell table:style-name="ce5" office:value-type="float" office:value="92">
            <text:p>92</text:p>
          </table:table-cell>
          <table:table-cell table:style-name="ce14" table:formula="of:=(([.L7] / 50)*0.15 + ([.M7] / 50)*0.15 + ([.N7] / 100)*0.2)" office:value-type="float" office:value="0.466">
            <text:p>0.466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7]; [.$AE$2:.$AF$14]; 2; 0);  SUM(VLOOKUP([.R7]; [.$AE$2:.$AF$14]; 2; 0) ))) + ([.S7])  ) / (100 + 100 + 30)) * 0.05" office:value-type="float" office:value="0.0445652173913043">
            <text:p>0.04457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7]; [.$AE$2:.$AF$14]; 2; 0); VLOOKUP([.X7]; [.$AE$2:.$AF$14]; 2; 0))) / 200 * 0.15" office:value-type="float" office:value="0.14175">
            <text:p>0.14175</text:p>
          </table:table-cell>
          <table:table-cell/>
          <table:table-cell table:style-name="ce17"/>
          <table:table-cell table:style-name="ce19"/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formula="of:=(SUM(VLOOKUP([.B8]; [.$AE$2:.$AF$14]; 2; 0); VLOOKUP([.C8]; [.$AE$2:.$AF$14]; 2; 0); VLOOKUP([.D8]; [.$AE$2:.$AF$14]; 2; 0); VLOOKUP([.E8]; [.$AE$2:.$AF$14]; 2; 0); VLOOKUP([.F8]; [.$AE$2:.$AF$14]; 2; 0); VLOOKUP([.G8]; [.$AE$2:.$AF$14]; 2; 0); VLOOKUP([.H8]; [.$AE$2:.$AF$14]; 2; 0); VLOOKUP([.I8]; [.$AE$2:.$AF$14]; 2; 0))) / 800 * 0.3" office:value-type="float" office:value="0.286875">
            <text:p>0.28688</text:p>
          </table:table-cell>
          <table:table-cell/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style-name="ce5" office:value-type="float" office:value="95">
            <text:p>95</text:p>
          </table:table-cell>
          <table:table-cell table:style-name="ce14" table:formula="of:=(([.L8] / 50)*0.15 + ([.M8] / 50)*0.15 + ([.N8] / 100)*0.2)" office:value-type="float" office:value="0.487">
            <text:p>0.487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8]; [.$AE$2:.$AF$14]; 2; 0);  SUM(VLOOKUP([.R8]; [.$AE$2:.$AF$14]; 2; 0) ))) + ([.S8])  ) / (100 + 100 + 30)) * 0.05" office:value-type="float" office:value="0.0445652173913043">
            <text:p>0.04457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8]; [.$AE$2:.$AF$14]; 2; 0); VLOOKUP([.X8]; [.$AE$2:.$AF$14]; 2; 0))) / 200 * 0.15" office:value-type="float" office:value="0.14175">
            <text:p>0.14175</text:p>
          </table:table-cell>
          <table:table-cell/>
          <table:table-cell table:style-name="ce17"/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table:number-columns-repeated="8" office:value-type="string">
            <text:p>A</text:p>
          </table:table-cell>
          <table:table-cell table:formula="of:=(SUM(VLOOKUP([.B9]; [.$AE$2:.$AF$14]; 2; 0); VLOOKUP([.C9]; [.$AE$2:.$AF$14]; 2; 0); VLOOKUP([.D9]; [.$AE$2:.$AF$14]; 2; 0); VLOOKUP([.E9]; [.$AE$2:.$AF$14]; 2; 0); VLOOKUP([.F9]; [.$AE$2:.$AF$14]; 2; 0); VLOOKUP([.G9]; [.$AE$2:.$AF$14]; 2; 0); VLOOKUP([.H9]; [.$AE$2:.$AF$14]; 2; 0); VLOOKUP([.I9]; [.$AE$2:.$AF$14]; 2; 0))) / 800 * 0.3" office:value-type="float" office:value="0.288">
            <text:p>0.28800</text:p>
          </table:table-cell>
          <table:table-cell/>
          <table:table-cell table:number-columns-repeated="2" office:value-type="float" office:value="50">
            <text:p>50</text:p>
          </table:table-cell>
          <table:table-cell table:style-name="ce5" office:value-type="float" office:value="97">
            <text:p>97</text:p>
          </table:table-cell>
          <table:table-cell table:style-name="ce14" table:formula="of:=(([.L9] / 50)*0.15 + ([.M9] / 50)*0.15 + ([.N9] / 100)*0.2)" office:value-type="float" office:value="0.494">
            <text:p>0.494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14" table:formula="of:=( ((SUM(VLOOKUP([.Q9]; [.$AE$2:.$AF$14]; 2; 0);  SUM(VLOOKUP([.R9]; [.$AE$2:.$AF$14]; 2; 0) ))) + ([.S9])  ) / (100 + 100 + 30)) * 0.05" office:value-type="float" office:value="0.0482608695652174">
            <text:p>0.04826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9]; [.$AE$2:.$AF$14]; 2; 0); VLOOKUP([.X9]; [.$AE$2:.$AF$14]; 2; 0))) / 200 * 0.15" office:value-type="float" office:value="0.144">
            <text:p>0.14400</text:p>
          </table:table-cell>
          <table:table-cell/>
          <table:table-cell table:style-name="ce17"/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(SUM(VLOOKUP([.B10]; [.$AE$2:.$AF$14]; 2; 0); VLOOKUP([.C10]; [.$AE$2:.$AF$14]; 2; 0); VLOOKUP([.D10]; [.$AE$2:.$AF$14]; 2; 0); VLOOKUP([.E10]; [.$AE$2:.$AF$14]; 2; 0); VLOOKUP([.F10]; [.$AE$2:.$AF$14]; 2; 0); VLOOKUP([.G10]; [.$AE$2:.$AF$14]; 2; 0); VLOOKUP([.H10]; [.$AE$2:.$AF$14]; 2; 0); VLOOKUP([.I10]; [.$AE$2:.$AF$14]; 2; 0))) / 800 * 0.3" office:value-type="float" office:value="0.247125">
            <text:p>0.24713</text:p>
          </table:table-cell>
          <table:table-cell/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style-name="ce5" office:value-type="float" office:value="72">
            <text:p>72</text:p>
          </table:table-cell>
          <table:table-cell table:style-name="ce14" table:formula="of:=(([.L10] / 50)*0.15 + ([.M10] / 50)*0.15 + ([.N10] / 100)*0.2)" office:value-type="float" office:value="0.357">
            <text:p>0.357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0]; [.$AE$2:.$AF$14]; 2; 0);  SUM(VLOOKUP([.R10]; [.$AE$2:.$AF$14]; 2; 0) ))) + ([.S10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-</text:p>
          </table:table-cell>
          <table:table-cell table:style-name="ce14" table:formula="of:=(SUM(VLOOKUP([.W10]; [.$AE$2:.$AF$14]; 2; 0); VLOOKUP([.X10]; [.$AE$2:.$AF$14]; 2; 0))) / 200 * 0.15" office:value-type="float" office:value="0.1395">
            <text:p>0.13950</text:p>
          </table:table-cell>
          <table:table-cell/>
          <table:table-cell table:style-name="ce17"/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formula="of:=(SUM(VLOOKUP([.B11]; [.$AE$2:.$AF$14]; 2; 0); VLOOKUP([.C11]; [.$AE$2:.$AF$14]; 2; 0); VLOOKUP([.D11]; [.$AE$2:.$AF$14]; 2; 0); VLOOKUP([.E11]; [.$AE$2:.$AF$14]; 2; 0); VLOOKUP([.F11]; [.$AE$2:.$AF$14]; 2; 0); VLOOKUP([.G11]; [.$AE$2:.$AF$14]; 2; 0); VLOOKUP([.H11]; [.$AE$2:.$AF$14]; 2; 0); VLOOKUP([.I11]; [.$AE$2:.$AF$14]; 2; 0))) / 800 * 0.3" office:value-type="float" office:value="0.283125">
            <text:p>0.28313</text:p>
          </table:table-cell>
          <table:table-cell/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style-name="ce5" office:value-type="float" office:value="88">
            <text:p>88</text:p>
          </table:table-cell>
          <table:table-cell table:style-name="ce14" table:formula="of:=(([.L11] / 50)*0.15 + ([.M11] / 50)*0.15 + ([.N11] / 100)*0.2)" office:value-type="float" office:value="0.455">
            <text:p>0.455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1]; [.$AE$2:.$AF$14]; 2; 0);  SUM(VLOOKUP([.R11]; [.$AE$2:.$AF$14]; 2; 0) ))) + ([.S11])  ) / (100 + 100 + 30)) * 0.05" office:value-type="float" office:value="0.0391304347826087">
            <text:p>0.03913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11]; [.$AE$2:.$AF$14]; 2; 0); VLOOKUP([.X11]; [.$AE$2:.$AF$14]; 2; 0))) / 200 * 0.15" office:value-type="float" office:value="0.14175">
            <text:p>0.14175</text:p>
          </table:table-cell>
          <table:table-cell/>
          <table:table-cell table:style-name="ce17"/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formula="of:=(SUM(VLOOKUP([.B12]; [.$AE$2:.$AF$14]; 2; 0); VLOOKUP([.C12]; [.$AE$2:.$AF$14]; 2; 0); VLOOKUP([.D12]; [.$AE$2:.$AF$14]; 2; 0); VLOOKUP([.E12]; [.$AE$2:.$AF$14]; 2; 0); VLOOKUP([.F12]; [.$AE$2:.$AF$14]; 2; 0); VLOOKUP([.G12]; [.$AE$2:.$AF$14]; 2; 0); VLOOKUP([.H12]; [.$AE$2:.$AF$14]; 2; 0); VLOOKUP([.I12]; [.$AE$2:.$AF$14]; 2; 0))) / 800 * 0.3" office:value-type="float" office:value="0.28425">
            <text:p>0.28425</text:p>
          </table:table-cell>
          <table:table-cell/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14" table:formula="of:=(([.L12] / 50)*0.15 + ([.M12] / 50)*0.15 + ([.N12] / 100)*0.2)" office:value-type="float" office:value="0.481">
            <text:p>0.481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2]; [.$AE$2:.$AF$14]; 2; 0);  SUM(VLOOKUP([.R12]; [.$AE$2:.$AF$14]; 2; 0) ))) + ([.S12])  ) / (100 + 100 + 30)) * 0.05" office:value-type="float" office:value="0.0456521739130435">
            <text:p>0.04565</text:p>
          </table:table-cell>
          <table:table-cell/>
          <table:table-cell table:number-columns-repeated="2" office:value-type="string">
            <text:p>A-</text:p>
          </table:table-cell>
          <table:table-cell table:style-name="ce14" table:formula="of:=(SUM(VLOOKUP([.W12]; [.$AE$2:.$AF$14]; 2; 0); VLOOKUP([.X12]; [.$AE$2:.$AF$14]; 2; 0))) / 200 * 0.15" office:value-type="float" office:value="0.1395">
            <text:p>0.13950</text:p>
          </table:table-cell>
          <table:table-cell/>
          <table:table-cell table:style-name="ce17"/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formula="of:=(SUM(VLOOKUP([.B13]; [.$AE$2:.$AF$14]; 2; 0); VLOOKUP([.C13]; [.$AE$2:.$AF$14]; 2; 0); VLOOKUP([.D13]; [.$AE$2:.$AF$14]; 2; 0); VLOOKUP([.E13]; [.$AE$2:.$AF$14]; 2; 0); VLOOKUP([.F13]; [.$AE$2:.$AF$14]; 2; 0); VLOOKUP([.G13]; [.$AE$2:.$AF$14]; 2; 0); VLOOKUP([.H13]; [.$AE$2:.$AF$14]; 2; 0); VLOOKUP([.I13]; [.$AE$2:.$AF$14]; 2; 0))) / 800 * 0.3" office:value-type="float" office:value="0.17025">
            <text:p>0.17025</text:p>
          </table:table-cell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5" office:value-type="float" office:value="78">
            <text:p>78</text:p>
          </table:table-cell>
          <table:table-cell table:style-name="ce14" table:formula="of:=(([.L13] / 50)*0.15 + ([.M13] / 50)*0.15 + ([.N13] / 100)*0.2)" office:value-type="float" office:value="0.399">
            <text:p>0.399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3]; [.$AE$2:.$AF$14]; 2; 0);  SUM(VLOOKUP([.R13]; [.$AE$2:.$AF$14]; 2; 0) ))) + ([.S13])  ) / (100 + 100 + 30)) * 0.05" office:value-type="float" office:value="0.0391304347826087">
            <text:p>0.03913</text:p>
          </table:table-cell>
          <table:table-cell/>
          <table:table-cell table:number-columns-repeated="2" office:value-type="string">
            <text:p>A-</text:p>
          </table:table-cell>
          <table:table-cell table:style-name="ce14" table:formula="of:=(SUM(VLOOKUP([.W13]; [.$AE$2:.$AF$14]; 2; 0); VLOOKUP([.X13]; [.$AE$2:.$AF$14]; 2; 0))) / 200 * 0.15" office:value-type="float" office:value="0.1395">
            <text:p>0.13950</text:p>
          </table:table-cell>
          <table:table-cell/>
          <table:table-cell table:style-name="ce17"/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(SUM(VLOOKUP([.B14]; [.$AE$2:.$AF$14]; 2; 0); VLOOKUP([.C14]; [.$AE$2:.$AF$14]; 2; 0); VLOOKUP([.D14]; [.$AE$2:.$AF$14]; 2; 0); VLOOKUP([.E14]; [.$AE$2:.$AF$14]; 2; 0); VLOOKUP([.F14]; [.$AE$2:.$AF$14]; 2; 0); VLOOKUP([.G14]; [.$AE$2:.$AF$14]; 2; 0); VLOOKUP([.H14]; [.$AE$2:.$AF$14]; 2; 0); VLOOKUP([.I14]; [.$AE$2:.$AF$14]; 2; 0))) / 800 * 0.3" office:value-type="float" office:value="0.26325">
            <text:p>0.26325</text:p>
          </table:table-cell>
          <table:table-cell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style-name="ce5" office:value-type="float" office:value="82">
            <text:p>82</text:p>
          </table:table-cell>
          <table:table-cell table:style-name="ce14" table:formula="of:=(([.L14] / 50)*0.15 + ([.M14] / 50)*0.15 + ([.N14] / 100)*0.2)" office:value-type="float" office:value="0.428">
            <text:p>0.42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4]; [.$AE$2:.$AF$14]; 2; 0);  SUM(VLOOKUP([.R14]; [.$AE$2:.$AF$14]; 2; 0) ))) + ([.S14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14]; [.$AE$2:.$AF$14]; 2; 0); VLOOKUP([.X14]; [.$AE$2:.$AF$14]; 2; 0))) / 200 * 0.15" office:value-type="float" office:value="0.144">
            <text:p>0.14400</text:p>
          </table:table-cell>
          <table:table-cell/>
          <table:table-cell table:style-name="ce17"/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Colton McCurdy</text:p>
          </table:table-cell>
          <table:table-cell table:number-columns-repeated="8" office:value-type="string">
            <text:p>A</text:p>
          </table:table-cell>
          <table:table-cell table:formula="of:=(SUM(VLOOKUP([.B15]; [.$AE$2:.$AF$14]; 2; 0); VLOOKUP([.C15]; [.$AE$2:.$AF$14]; 2; 0); VLOOKUP([.D15]; [.$AE$2:.$AF$14]; 2; 0); VLOOKUP([.E15]; [.$AE$2:.$AF$14]; 2; 0); VLOOKUP([.F15]; [.$AE$2:.$AF$14]; 2; 0); VLOOKUP([.G15]; [.$AE$2:.$AF$14]; 2; 0); VLOOKUP([.H15]; [.$AE$2:.$AF$14]; 2; 0); VLOOKUP([.I15]; [.$AE$2:.$AF$14]; 2; 0))) / 800 * 0.3" office:value-type="float" office:value="0.288">
            <text:p>0.28800</text:p>
          </table:table-cell>
          <table:table-cell/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style-name="ce5" office:value-type="float" office:value="92">
            <text:p>92</text:p>
          </table:table-cell>
          <table:table-cell table:style-name="ce14" table:formula="of:=(([.L15] / 50)*0.15 + ([.M15] / 50)*0.15 + ([.N15] / 100)*0.2)" office:value-type="float" office:value="0.463">
            <text:p>0.46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5]; [.$AE$2:.$AF$14]; 2; 0);  SUM(VLOOKUP([.R15]; [.$AE$2:.$AF$14]; 2; 0) ))) + ([.S15])  ) / (100 + 100 + 30)) * 0.05" office:value-type="float" office:value="0.0476086956521739">
            <text:p>0.04761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15]; [.$AE$2:.$AF$14]; 2; 0); VLOOKUP([.X15]; [.$AE$2:.$AF$14]; 2; 0))) / 200 * 0.15" office:value-type="float" office:value="0.144">
            <text:p>0.14400</text:p>
          </table:table-cell>
          <table:table-cell/>
          <table:table-cell table:style-name="ce17"/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formula="of:=(SUM(VLOOKUP([.B16]; [.$AE$2:.$AF$14]; 2; 0); VLOOKUP([.C16]; [.$AE$2:.$AF$14]; 2; 0); VLOOKUP([.D16]; [.$AE$2:.$AF$14]; 2; 0); VLOOKUP([.E16]; [.$AE$2:.$AF$14]; 2; 0); VLOOKUP([.F16]; [.$AE$2:.$AF$14]; 2; 0); VLOOKUP([.G16]; [.$AE$2:.$AF$14]; 2; 0); VLOOKUP([.H16]; [.$AE$2:.$AF$14]; 2; 0); VLOOKUP([.I16]; [.$AE$2:.$AF$14]; 2; 0))) / 800 * 0.3" office:value-type="float" office:value="0.237">
            <text:p>0.23700</text:p>
          </table:table-cell>
          <table:table-cell/>
          <table:table-cell table:number-columns-repeated="2" office:value-type="float" office:value="37">
            <text:p>37</text:p>
          </table:table-cell>
          <table:table-cell table:style-name="ce5" office:value-type="float" office:value="79">
            <text:p>79</text:p>
          </table:table-cell>
          <table:table-cell table:style-name="ce14" table:formula="of:=(([.L16] / 50)*0.15 + ([.M16] / 50)*0.15 + ([.N16] / 100)*0.2)" office:value-type="float" office:value="0.38">
            <text:p>0.38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6]; [.$AE$2:.$AF$14]; 2; 0);  SUM(VLOOKUP([.R16]; [.$AE$2:.$AF$14]; 2; 0) ))) + ([.S16])  ) / (100 + 100 + 30)) * 0.05" office:value-type="float" office:value="0.0445652173913043">
            <text:p>0.04457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 table:formula="of:=(SUM(VLOOKUP([.W16]; [.$AE$2:.$AF$14]; 2; 0); VLOOKUP([.X16]; [.$AE$2:.$AF$14]; 2; 0))) / 200 * 0.15" office:value-type="float" office:value="0.1365">
            <text:p>0.13650</text:p>
          </table:table-cell>
          <table:table-cell/>
          <table:table-cell table:style-name="ce17"/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formula="of:=(SUM(VLOOKUP([.B17]; [.$AE$2:.$AF$14]; 2; 0); VLOOKUP([.C17]; [.$AE$2:.$AF$14]; 2; 0); VLOOKUP([.D17]; [.$AE$2:.$AF$14]; 2; 0); VLOOKUP([.E17]; [.$AE$2:.$AF$14]; 2; 0); VLOOKUP([.F17]; [.$AE$2:.$AF$14]; 2; 0); VLOOKUP([.G17]; [.$AE$2:.$AF$14]; 2; 0); VLOOKUP([.H17]; [.$AE$2:.$AF$14]; 2; 0); VLOOKUP([.I17]; [.$AE$2:.$AF$14]; 2; 0))) / 800 * 0.3" office:value-type="float" office:value="0.27075">
            <text:p>0.27075</text:p>
          </table:table-cell>
          <table:table-cell/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style-name="ce5" office:value-type="float" office:value="85">
            <text:p>85</text:p>
          </table:table-cell>
          <table:table-cell table:style-name="ce14" table:formula="of:=(([.L17] / 50)*0.15 + ([.M17] / 50)*0.15 + ([.N17] / 100)*0.2)" office:value-type="float" office:value="0.404">
            <text:p>0.404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7]; [.$AE$2:.$AF$14]; 2; 0);  SUM(VLOOKUP([.R17]; [.$AE$2:.$AF$14]; 2; 0) ))) + ([.S17])  ) / (100 + 100 + 30)) * 0.05" office:value-type="float" office:value="0.041304347826087">
            <text:p>0.04130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17]; [.$AE$2:.$AF$14]; 2; 0); VLOOKUP([.X17]; [.$AE$2:.$AF$14]; 2; 0))) / 200 * 0.15" office:value-type="float" office:value="0.14175">
            <text:p>0.14175</text:p>
          </table:table-cell>
          <table:table-cell/>
          <table:table-cell table:style-name="ce17"/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3" table:style-name="ce7" office:value-type="string">
            <text:p>F</text:p>
          </table:table-cell>
          <table:table-cell table:formula="of:=(SUM(VLOOKUP([.B18]; [.$AE$2:.$AF$14]; 2; 0); VLOOKUP([.C18]; [.$AE$2:.$AF$14]; 2; 0); VLOOKUP([.D18]; [.$AE$2:.$AF$14]; 2; 0); VLOOKUP([.E18]; [.$AE$2:.$AF$14]; 2; 0); VLOOKUP([.F18]; [.$AE$2:.$AF$14]; 2; 0); VLOOKUP([.G18]; [.$AE$2:.$AF$14]; 2; 0); VLOOKUP([.H18]; [.$AE$2:.$AF$14]; 2; 0); VLOOKUP([.I18]; [.$AE$2:.$AF$14]; 2; 0))) / 800 * 0.3" office:value-type="float" office:value="0.091875">
            <text:p>0.09188</text:p>
          </table:table-cell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4" table:formula="of:=(([.L18] / 50)*0.15 + ([.M18] / 50)*0.15 + ([.N18] / 100)*0.2)" office:value-type="float" office:value="0.141">
            <text:p>0.14100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C-</text:p>
          </table:table-cell>
          <table:table-cell table:number-columns-repeated="2" table:style-name="ce5" office:value-type="float" office:value="0">
            <text:p>0</text:p>
          </table:table-cell>
          <table:table-cell table:style-name="ce14" table:formula="of:=( ((SUM(VLOOKUP([.Q18]; [.$AE$2:.$AF$14]; 2; 0);  SUM(VLOOKUP([.R18]; [.$AE$2:.$AF$14]; 2; 0) ))) + ([.S18])  ) / (100 + 100 + 30)) * 0.05" office:value-type="float" office:value="0.0323913043478261">
            <text:p>0.03239</text:p>
          </table:table-cell>
          <table:table-cell/>
          <table:table-cell table:number-columns-repeated="2" office:value-type="string">
            <text:p>F</text:p>
          </table:table-cell>
          <table:table-cell table:style-name="ce14" table:formula="of:=(SUM(VLOOKUP([.W18]; [.$AE$2:.$AF$14]; 2; 0); VLOOKUP([.X18]; [.$AE$2:.$AF$14]; 2; 0))) / 200 * 0.15" office:value-type="float" office:value="0">
            <text:p>0.00000</text:p>
          </table:table-cell>
          <table:table-cell/>
          <table:table-cell table:style-name="ce17"/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formula="of:=(SUM(VLOOKUP([.B19]; [.$AE$2:.$AF$14]; 2; 0); VLOOKUP([.C19]; [.$AE$2:.$AF$14]; 2; 0); VLOOKUP([.D19]; [.$AE$2:.$AF$14]; 2; 0); VLOOKUP([.E19]; [.$AE$2:.$AF$14]; 2; 0); VLOOKUP([.F19]; [.$AE$2:.$AF$14]; 2; 0); VLOOKUP([.G19]; [.$AE$2:.$AF$14]; 2; 0); VLOOKUP([.H19]; [.$AE$2:.$AF$14]; 2; 0); VLOOKUP([.I19]; [.$AE$2:.$AF$14]; 2; 0))) / 800 * 0.3" office:value-type="float" office:value="0.2295">
            <text:p>0.22950</text:p>
          </table:table-cell>
          <table:table-cell/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5" office:value-type="float" office:value="68">
            <text:p>68</text:p>
          </table:table-cell>
          <table:table-cell table:style-name="ce14" table:formula="of:=(([.L19] / 50)*0.15 + ([.M19] / 50)*0.15 + ([.N19] / 100)*0.2)" office:value-type="float" office:value="0.322">
            <text:p>0.322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9]; [.$AE$2:.$AF$14]; 2; 0);  SUM(VLOOKUP([.R19]; [.$AE$2:.$AF$14]; 2; 0) ))) + ([.S19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19]; [.$AE$2:.$AF$14]; 2; 0); VLOOKUP([.X19]; [.$AE$2:.$AF$14]; 2; 0))) / 200 * 0.15" office:value-type="float" office:value="0.144">
            <text:p>0.14400</text:p>
          </table:table-cell>
          <table:table-cell/>
          <table:table-cell table:style-name="ce17"/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table:formula="of:=(SUM(VLOOKUP([.B20]; [.$AE$2:.$AF$14]; 2; 0); VLOOKUP([.C20]; [.$AE$2:.$AF$14]; 2; 0); VLOOKUP([.D20]; [.$AE$2:.$AF$14]; 2; 0); VLOOKUP([.E20]; [.$AE$2:.$AF$14]; 2; 0); VLOOKUP([.F20]; [.$AE$2:.$AF$14]; 2; 0); VLOOKUP([.G20]; [.$AE$2:.$AF$14]; 2; 0); VLOOKUP([.H20]; [.$AE$2:.$AF$14]; 2; 0); VLOOKUP([.I20]; [.$AE$2:.$AF$14]; 2; 0))) / 800 * 0.3" office:value-type="float" office:value="0.265125">
            <text:p>0.26513</text:p>
          </table:table-cell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style-name="ce5" office:value-type="float" office:value="84">
            <text:p>84</text:p>
          </table:table-cell>
          <table:table-cell table:style-name="ce14" table:formula="of:=(([.L20] / 50)*0.15 + ([.M20] / 50)*0.15 + ([.N20] / 100)*0.2)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0]; [.$AE$2:.$AF$14]; 2; 0);  SUM(VLOOKUP([.R20]; [.$AE$2:.$AF$14]; 2; 0) ))) + ([.S20])  ) / (100 + 100 + 30)) * 0.05" office:value-type="float" office:value="0.0439130434782609">
            <text:p>0.04391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20]; [.$AE$2:.$AF$14]; 2; 0); VLOOKUP([.X20]; [.$AE$2:.$AF$14]; 2; 0))) / 200 * 0.15" office:value-type="float" office:value="0.14175">
            <text:p>0.14175</text:p>
          </table:table-cell>
          <table:table-cell/>
          <table:table-cell table:style-name="ce17"/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formula="of:=(SUM(VLOOKUP([.B21]; [.$AE$2:.$AF$14]; 2; 0); VLOOKUP([.C21]; [.$AE$2:.$AF$14]; 2; 0); VLOOKUP([.D21]; [.$AE$2:.$AF$14]; 2; 0); VLOOKUP([.E21]; [.$AE$2:.$AF$14]; 2; 0); VLOOKUP([.F21]; [.$AE$2:.$AF$14]; 2; 0); VLOOKUP([.G21]; [.$AE$2:.$AF$14]; 2; 0); VLOOKUP([.H21]; [.$AE$2:.$AF$14]; 2; 0); VLOOKUP([.I21]; [.$AE$2:.$AF$14]; 2; 0))) / 800 * 0.3" office:value-type="float" office:value="0.201375">
            <text:p>0.20138</text:p>
          </table:table-cell>
          <table:table-cell/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style-name="ce5" office:value-type="float" office:value="91">
            <text:p>91</text:p>
          </table:table-cell>
          <table:table-cell table:style-name="ce14" table:formula="of:=(([.L21] / 50)*0.15 + ([.M21] / 50)*0.15 + ([.N21] / 100)*0.2)" office:value-type="float" office:value="0.44">
            <text:p>0.44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1]; [.$AE$2:.$AF$14]; 2; 0);  SUM(VLOOKUP([.R21]; [.$AE$2:.$AF$14]; 2; 0) ))) + ([.S21])  ) / (100 + 100 + 30)) * 0.05" office:value-type="float" office:value="0.0391304347826087">
            <text:p>0.03913</text:p>
          </table:table-cell>
          <table:table-cell/>
          <table:table-cell table:number-columns-repeated="2" office:value-type="string">
            <text:p>A-</text:p>
          </table:table-cell>
          <table:table-cell table:style-name="ce14" table:formula="of:=(SUM(VLOOKUP([.W21]; [.$AE$2:.$AF$14]; 2; 0); VLOOKUP([.X21]; [.$AE$2:.$AF$14]; 2; 0))) / 200 * 0.15" office:value-type="float" office:value="0.1395">
            <text:p>0.13950</text:p>
          </table:table-cell>
          <table:table-cell/>
          <table:table-cell table:style-name="Default"/>
          <table:table-cell table:style-name="ce19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office:value-type="string">
            <text:p>Philip Schweitzer</text:p>
          </table:table-cell>
          <table:table-cell table:style-name="ce6" office:value-type="string">
            <text:p>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 table:style-name="ce7" office:value-type="string">
            <text:p>F</text:p>
          </table:table-cell>
          <table:table-cell table:formula="of:=(SUM(VLOOKUP([.B22]; [.$AE$2:.$AF$14]; 2; 0); VLOOKUP([.C22]; [.$AE$2:.$AF$14]; 2; 0); VLOOKUP([.D22]; [.$AE$2:.$AF$14]; 2; 0); VLOOKUP([.E22]; [.$AE$2:.$AF$14]; 2; 0); VLOOKUP([.F22]; [.$AE$2:.$AF$14]; 2; 0); VLOOKUP([.G22]; [.$AE$2:.$AF$14]; 2; 0); VLOOKUP([.H22]; [.$AE$2:.$AF$14]; 2; 0); VLOOKUP([.I22]; [.$AE$2:.$AF$14]; 2; 0))) / 800 * 0.3" office:value-type="float" office:value="0.2145">
            <text:p>0.21450</text:p>
          </table:table-cell>
          <table:table-cell/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style-name="ce5" office:value-type="float" office:value="84">
            <text:p>84</text:p>
          </table:table-cell>
          <table:table-cell table:style-name="ce14" table:formula="of:=(([.L22] / 50)*0.15 + ([.M22] / 50)*0.15 + ([.N22] / 100)*0.2)" office:value-type="float" office:value="0.411">
            <text:p>0.411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2]; [.$AE$2:.$AF$14]; 2; 0);  SUM(VLOOKUP([.R22]; [.$AE$2:.$AF$14]; 2; 0) ))) + ([.S22])  ) / (100 + 100 + 30)) * 0.05" office:value-type="float" office:value="0.0428260869565217">
            <text:p>0.04283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22]; [.$AE$2:.$AF$14]; 2; 0); VLOOKUP([.X22]; [.$AE$2:.$AF$14]; 2; 0))) / 200 * 0.15" office:value-type="float" office:value="0.144">
            <text:p>0.14400</text:p>
          </table:table-cell>
          <table:table-cell/>
          <table:table-cell/>
          <table:table-cell table:style-name="ce19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office:value-type="string">
            <text:p>Luke Smith</text:p>
          </table:table-cell>
          <table:table-cell table:style-name="ce6" office:value-type="string">
            <text:p>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formula="of:=(SUM(VLOOKUP([.B23]; [.$AE$2:.$AF$14]; 2; 0); VLOOKUP([.C23]; [.$AE$2:.$AF$14]; 2; 0); VLOOKUP([.D23]; [.$AE$2:.$AF$14]; 2; 0); VLOOKUP([.E23]; [.$AE$2:.$AF$14]; 2; 0); VLOOKUP([.F23]; [.$AE$2:.$AF$14]; 2; 0); VLOOKUP([.G23]; [.$AE$2:.$AF$14]; 2; 0); VLOOKUP([.H23]; [.$AE$2:.$AF$14]; 2; 0); VLOOKUP([.I23]; [.$AE$2:.$AF$14]; 2; 0))) / 800 * 0.3" office:value-type="float" office:value="0.2745">
            <text:p>0.27450</text:p>
          </table:table-cell>
          <table:table-cell/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style-name="ce5" office:value-type="float" office:value="87">
            <text:p>87</text:p>
          </table:table-cell>
          <table:table-cell table:style-name="ce14" table:formula="of:=(([.L23] / 50)*0.15 + ([.M23] / 50)*0.15 + ([.N23] / 100)*0.2)" office:value-type="float" office:value="0.453">
            <text:p>0.453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3]; [.$AE$2:.$AF$14]; 2; 0);  SUM(VLOOKUP([.R23]; [.$AE$2:.$AF$14]; 2; 0) ))) + ([.S23])  ) / (100 + 100 + 30)) * 0.05" office:value-type="float" office:value="0.0482608695652174">
            <text:p>0.04826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23]; [.$AE$2:.$AF$14]; 2; 0); VLOOKUP([.X23]; [.$AE$2:.$AF$14]; 2; 0))) / 200 * 0.15" office:value-type="float" office:value="0.14175">
            <text:p>0.14175</text:p>
          </table:table-cell>
          <table:table-cell/>
          <table:table-cell/>
          <table:table-cell table:style-name="ce19" table:formula="of:=IF([.AA23]&gt;=0.9875;&quot;A+&quot;;  IF([.AA23]&gt;=0.94; &quot;A&quot;; IF([.AA23]&gt;=0.9; &quot;A-&quot;; IF([.AA23]&gt;=0.87; &quot;B+&quot;; IF([.AA23]&gt;=0.84;&quot;B&quot;; IF([.AA23]&gt;=0.8; &quot;B-&quot;; IF([.AA23]&gt;=0.77; &quot;C+&quot;; IF([.AA23]&gt;=0.74;&quot;C&quot;; IF([.AA23]&gt;=0.7; &quot;C-&quot;; IF([.AA23]&gt;=0.67; &quot;D+&quot;; IF([.AA23]&gt;=0.64;&quot;D&quot;; IF([.AA23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office:value-type="string">
            <text:p>Shu Yi Tang</text:p>
          </table:table-cell>
          <table:table-cell table:style-name="ce6" office:value-type="string">
            <text:p>C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formula="of:=(SUM(VLOOKUP([.B24]; [.$AE$2:.$AF$14]; 2; 0); VLOOKUP([.C24]; [.$AE$2:.$AF$14]; 2; 0); VLOOKUP([.D24]; [.$AE$2:.$AF$14]; 2; 0); VLOOKUP([.E24]; [.$AE$2:.$AF$14]; 2; 0); VLOOKUP([.F24]; [.$AE$2:.$AF$14]; 2; 0); VLOOKUP([.G24]; [.$AE$2:.$AF$14]; 2; 0); VLOOKUP([.H24]; [.$AE$2:.$AF$14]; 2; 0); VLOOKUP([.I24]; [.$AE$2:.$AF$14]; 2; 0))) / 800 * 0.3" office:value-type="float" office:value="0.275625">
            <text:p>0.27563</text:p>
          </table:table-cell>
          <table:table-cell/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style-name="ce5" office:value-type="float" office:value="92">
            <text:p>92</text:p>
          </table:table-cell>
          <table:table-cell table:style-name="ce14" table:formula="of:=(([.L24] / 50)*0.15 + ([.M24] / 50)*0.15 + ([.N24] / 100)*0.2)" office:value-type="float" office:value="0.409">
            <text:p>0.409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4]; [.$AE$2:.$AF$14]; 2; 0);  SUM(VLOOKUP([.R24]; [.$AE$2:.$AF$14]; 2; 0) ))) + ([.S24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24]; [.$AE$2:.$AF$14]; 2; 0); VLOOKUP([.X24]; [.$AE$2:.$AF$14]; 2; 0))) / 200 * 0.15" office:value-type="float" office:value="0.144">
            <text:p>0.14400</text:p>
          </table:table-cell>
          <table:table-cell/>
          <table:table-cell/>
          <table:table-cell table:style-name="ce19" table:formula="of:=IF([.AA24]&gt;=0.9875;&quot;A+&quot;;  IF([.AA24]&gt;=0.94; &quot;A&quot;; IF([.AA24]&gt;=0.9; &quot;A-&quot;; IF([.AA24]&gt;=0.87; &quot;B+&quot;; IF([.AA24]&gt;=0.84;&quot;B&quot;; IF([.AA24]&gt;=0.8; &quot;B-&quot;; IF([.AA24]&gt;=0.77; &quot;C+&quot;; IF([.AA24]&gt;=0.74;&quot;C&quot;; IF([.AA24]&gt;=0.7; &quot;C-&quot;; IF([.AA24]&gt;=0.67; &quot;D+&quot;; IF([.AA24]&gt;=0.64;&quot;D&quot;; IF([.AA24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(SUM(VLOOKUP([.B25]; [.$AE$2:.$AF$14]; 2; 0); VLOOKUP([.C25]; [.$AE$2:.$AF$14]; 2; 0); VLOOKUP([.D25]; [.$AE$2:.$AF$14]; 2; 0); VLOOKUP([.E25]; [.$AE$2:.$AF$14]; 2; 0); VLOOKUP([.F25]; [.$AE$2:.$AF$14]; 2; 0); VLOOKUP([.G25]; [.$AE$2:.$AF$14]; 2; 0); VLOOKUP([.H25]; [.$AE$2:.$AF$14]; 2; 0); VLOOKUP([.I25]; [.$AE$2:.$AF$14]; 2; 0))) / 800 * 0.3" office:value-type="float" office:value="0.279375">
            <text:p>0.27938</text:p>
          </table:table-cell>
          <table:table-cell/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style-name="ce5" office:value-type="float" office:value="86">
            <text:p>86</text:p>
          </table:table-cell>
          <table:table-cell table:style-name="ce14" table:formula="of:=(([.L25] / 50)*0.15 + ([.M25] / 50)*0.15 + ([.N25] / 100)*0.2)" office:value-type="float" office:value="0.439">
            <text:p>0.439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14" table:formula="of:=( ((SUM(VLOOKUP([.Q25]; [.$AE$2:.$AF$14]; 2; 0);  SUM(VLOOKUP([.R25]; [.$AE$2:.$AF$14]; 2; 0) ))) + ([.S25])  ) / (100 + 100 + 30)) * 0.05" office:value-type="float" office:value="0.0445652173913043">
            <text:p>0.04457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 table:formula="of:=(SUM(VLOOKUP([.W25]; [.$AE$2:.$AF$14]; 2; 0); VLOOKUP([.X25]; [.$AE$2:.$AF$14]; 2; 0))) / 200 * 0.15" office:value-type="float" office:value="0.1365">
            <text:p>0.13650</text:p>
          </table:table-cell>
          <table:table-cell/>
          <table:table-cell/>
          <table:table-cell table:style-name="ce19" table:formula="of:=IF([.AA25]&gt;=0.9875;&quot;A+&quot;;  IF([.AA25]&gt;=0.94; &quot;A&quot;; IF([.AA25]&gt;=0.9; &quot;A-&quot;; IF([.AA25]&gt;=0.87; &quot;B+&quot;; IF([.AA25]&gt;=0.84;&quot;B&quot;; IF([.AA25]&gt;=0.8; &quot;B-&quot;; IF([.AA25]&gt;=0.77; &quot;C+&quot;; IF([.AA25]&gt;=0.74;&quot;C&quot;; IF([.AA25]&gt;=0.7; &quot;C-&quot;; IF([.AA25]&gt;=0.67; &quot;D+&quot;; IF([.AA25]&gt;=0.64;&quot;D&quot;; IF([.AA25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table:number-columns-repeated="9"/>
          <table:table-cell table:style-name="ce10"/>
          <table:table-cell/>
          <table:table-cell table:formula="of:=AVERAGE([.L2:.L25])" office:value-type="float" office:value="40.125">
            <text:p>40.125</text:p>
          </table:table-cell>
          <table:table-cell table:formula="of:=AVERAGE([.M2:.M25])" office:value-type="float" office:value="42.8333333333333">
            <text:p>42.8333333333</text:p>
          </table:table-cell>
          <table:table-cell table:style-name="ce5" table:formula="of:=AVERAGE([.N2:.N25])" office:value-type="float" office:value="81.5833333333333">
            <text:p>81.5833333333</text:p>
          </table:table-cell>
          <table:table-cell table:style-name="ce10"/>
          <table:table-cell table:number-columns-repeated="11"/>
          <table:table-cell/>
          <table:table-cell table:style-name="ce19" table:formula="of:=IF([.AA26]&gt;=0.9875;&quot;A+&quot;;  IF([.AA26]&gt;=0.94; &quot;A&quot;; IF([.AA26]&gt;=0.9; &quot;A-&quot;; IF([.AA26]&gt;=0.87; &quot;B+&quot;; IF([.AA26]&gt;=0.84;&quot;B&quot;; IF([.AA26]&gt;=0.8; &quot;B-&quot;; IF([.AA26]&gt;=0.77; &quot;C+&quot;; IF([.AA26]&gt;=0.74;&quot;C&quot;; IF([.AA26]&gt;=0.7; &quot;C-&quot;; IF([.AA26]&gt;=0.67; &quot;D+&quot;; IF([.AA26]&gt;=0.64;&quot;D&quot;; IF([.AA26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table:number-columns-repeated="9"/>
          <table:table-cell table:style-name="ce10"/>
          <table:table-cell/>
          <table:table-cell table:formula="of:=[.L26] / 50" office:value-type="float" office:value="0.8025">
            <text:p>0.8025</text:p>
          </table:table-cell>
          <table:table-cell table:formula="of:=[.M26] / 50" office:value-type="float" office:value="0.856666666666667">
            <text:p>0.8566666667</text:p>
          </table:table-cell>
          <table:table-cell table:style-name="ce5" table:formula="of:=[.N26] / 100" office:value-type="float" office:value="0.815833333333333">
            <text:p>0.8158333333</text:p>
          </table:table-cell>
          <table:table-cell table:number-columns-repeated="12"/>
          <table:table-cell table:style-name="ce19"/>
          <table:table-cell table:style-name="ce15"/>
          <table:table-cell table:style-name="ce19"/>
          <table:table-cell table:number-columns-repeated="988"/>
        </table:table-row>
        <table:table-row table:style-name="ro2" table:number-rows-repeated="1048548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T07:46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7T08:12:02</dc:date>
    <dc:creator>Gregory Kapfhammer</dc:creator>
    <meta:editing-duration>P30DT9H44M37S</meta:editing-duration>
    <meta:editing-cycles>302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60" meta:object-count="0"/>
  </office:meta>
</office:document-meta>
</file>